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5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Isaac Brandon &amp; Bros.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August 10, 1891</text:p>
      <text:p text:style-name="P4">Month<text:tab/><text:tab/><text:tab/><text:tab/><text:tab/><text:tab/>August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Isaac Brandon.<text:tab/><text:tab/><text:tab/>David H. Brandon.<text:tab/><text:tab/><text:tab/><text:tab/>Nathaniel Brandon./</text:p>
      <text:p text:style-name="P2">Isaac Brandon &amp; Bro's./</text:p>
      <text:p text:style-name="P2">New York, Panama &amp; Colon.<text:tab/><text:tab/><text:tab/><text:tab/><text:tab/><text:tab/><text:tab/><text:tab/>35 Broadway./</text:p>
      <text:p text:style-name="P2">Cable Address,</text:p>
      <text:p text:style-name="P2">"Gritz," Newyork.<text:tab/><text:tab/><text:tab/><text:tab/><text:tab/><text:tab/><text:tab/><text:tab/>New York, Aug 10 1891/</text:p>
      <text:p text:style-name="P2">Revd. Dr S. Morais/</text:p>
      <text:p text:style-name="P2"><text:tab/>546 N. 5th St Philadelphia/</text:p>
      <text:p text:style-name="P2">Dear Sir/</text:p>
      <text:p text:style-name="P2"><text:tab/>Mr D. H. Brandon being absent/ in Panama and not expected to return/ for six or eight weeks further, we took the/ liberty to open your letter of 21<text:span text:style-name="T2">st</text:span><text:span text:style-name="T3"> ultimo./</text:span></text:p>
      <text:p text:style-name="P2"><text:span text:style-name="T3"><text:tab/>We have sent Mr Cartledge check/ for amount of his bill, and would do the/ same in regard to Mr Schwab only that/ we are not acquainted with the extent/ of that gentleman's trouble in the matter./</text:span></text:p>
      <text:p text:style-name="P2"><text:span text:style-name="T3"><text:tab/>Would you therefore oblige us and/ suggest the compensation you would/ consider proper to Mr Schwab and we/ shall forward it at once./</text:span></text:p>
      <text:p text:style-name="P2"><text:soft-page-break/><text:span text:style-name="T3"><text:tab/>Pending Mr D H B's return accept/ our thanks in his name for your courtesy/ and kindly offices, and beleive[sic!] us to be,/ Dear Sir/ Very Respectfully/ Isaac Brandon &amp; Bro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2:32:03.81</meta:creation-date>
    <dc:date>2011-11-28T12:37:07.78</dc:date>
    <dc:creator>Penn Libraries</dc:creator>
    <meta:editing-duration>PT00H05M0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2" meta:word-count="327" meta:character-count="2184"/>
  </office:meta>
</office:document-meta>
</file>